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300000174FE7AAA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09cm" svg:height="20.936cm" svg:x="0.091cm" svg:y="0.064cm">
          <draw:image xlink:href="Pictures/10000000000001A300000174FE7AAA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6:05:35.969092821</meta:creation-date>
    <dc:date>2014-10-01T16:06:26.922427184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